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Helvetica, sans-serif"/>
    <style:font-face style:name="arial" svg:font-family="arial"/>
    <style:font-face style:name="Cambria1" svg:font-family="Cambria" style:font-family-generic="roman"/>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 svg:font-family="Arial" style:font-adornments="Regular"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Tahoma" svg:font-family="Tahoma" style:font-family-generic="swiss" style:font-pitch="variable"/>
  </office:font-face-decls>
  <office:automatic-styles>
    <style:style style:name="Table1" style:family="table">
      <style:table-properties style:width="15.24cm" style:rel-width="100%" fo:margin-left="0.026cm" table:align="left"/>
    </style:style>
    <style:style style:name="Table1.A" style:family="table-column">
      <style:table-column-properties style:column-width="0.873cm" style:rel-column-width="495*"/>
    </style:style>
    <style:style style:name="Table1.B" style:family="table-column">
      <style:table-column-properties style:column-width="14.367cm" style:rel-column-width="8145*"/>
    </style:style>
    <style:style style:name="Table1.A1" style:family="table-cell">
      <style:table-cell-properties fo:padding="0.026cm" fo:border="none"/>
    </style:style>
    <style:style style:name="P1" style:family="paragraph" style:parent-style-name="Normal">
      <style:paragraph-properties fo:margin-top="0cm" fo:margin-bottom="0cm" fo:line-height="150%" fo:text-align="center" style:justify-single-word="false"/>
    </style:style>
    <style:style style:name="P2" style:family="paragraph" style:parent-style-name="Normal">
      <style:paragraph-properties fo:margin-top="0cm" fo:margin-bottom="0cm" fo:text-align="justify" style:justify-single-word="false"/>
    </style:style>
    <style:style style:name="P3" style:family="paragraph" style:parent-style-name="Normal">
      <style:paragraph-properties fo:margin-top="0cm" fo:margin-bottom="0cm"/>
      <style:text-properties fo:language="fr" fo:country="FR"/>
    </style:style>
    <style:style style:name="P4" style:family="paragraph" style:parent-style-name="Normal">
      <style:paragraph-properties fo:margin-top="0cm" fo:margin-bottom="0cm" fo:text-align="justify" style:justify-single-word="false"/>
      <style:text-properties fo:language="fr" fo:country="FR"/>
    </style:style>
    <style:style style:name="P5" style:family="paragraph" style:parent-style-name="Normal">
      <style:paragraph-properties fo:margin-top="0cm" fo:margin-bottom="0cm" fo:line-height="150%" fo:text-align="center" style:justify-single-word="false"/>
      <style:text-properties style:font-name="DejaVu Sans1" fo:background-color="#ffffff"/>
    </style:style>
    <style:style style:name="P6" style:family="paragraph" style:parent-style-name="Normal">
      <style:paragraph-properties fo:break-before="page"/>
    </style:style>
    <style:style style:name="P7" style:family="paragraph" style:parent-style-name="Normal">
      <style:text-properties fo:language="fr" fo:country="FR"/>
    </style:style>
    <style:style style:name="P8" style:family="paragraph" style:parent-style-name="Normal">
      <style:paragraph-properties fo:text-align="justify" style:justify-single-word="false"/>
    </style:style>
    <style:style style:name="P9" style:family="paragraph" style:parent-style-name="Normal">
      <style:text-properties fo:font-size="24pt" fo:language="fr" fo:country="FR" fo:font-weight="bold" style:font-size-asian="24pt" style:font-weight-asian="bold" style:font-size-complex="24pt" style:font-weight-complex="bold"/>
    </style:style>
    <style:style style:name="P10" style:family="paragraph" style:parent-style-name="Normal">
      <style:paragraph-properties fo:line-height="100%"/>
    </style:style>
    <style:style style:name="P11" style:family="paragraph" style:parent-style-name="Standard">
      <style:paragraph-properties fo:text-align="justify" style:justify-single-word="false"/>
    </style:style>
    <style:style style:name="P12" style:family="paragraph" style:parent-style-name="Standard">
      <style:paragraph-properties fo:line-height="100%"/>
    </style:style>
    <style:style style:name="P13" style:family="paragraph" style:parent-style-name="Standard">
      <style:paragraph-properties fo:text-align="justify" style:justify-single-word="false"/>
      <style:text-properties fo:color="#000000" style:font-name="Times New Roman"/>
    </style:style>
    <style:style style:name="P14" style:family="paragraph" style:parent-style-name="Standard">
      <style:paragraph-properties fo:margin-left="1.245cm" fo:margin-right="0.778cm" fo:text-align="justify" style:justify-single-word="false" fo:text-indent="0cm" style:auto-text-indent="false">
        <style:tab-stops/>
      </style:paragraph-properties>
    </style:style>
    <style:style style:name="P15" style:family="paragraph" style:parent-style-name="Standard">
      <style:paragraph-properties fo:margin-left="0cm" fo:margin-right="0.026cm" fo:text-align="justify" style:justify-single-word="false" fo:text-indent="0cm" style:auto-text-indent="false"/>
    </style:style>
    <style:style style:name="P16" style:family="paragraph" style:parent-style-name="Bibliographie">
      <style:paragraph-properties fo:line-height="100%"/>
    </style:style>
    <style:style style:name="P17" style:family="paragraph" style:parent-style-name="Texte_20_brut">
      <style:paragraph-properties fo:margin-left="0.951cm" fo:margin-right="0.43cm" fo:line-height="200%" fo:text-align="center" style:justify-single-word="false" fo:text-indent="0cm" style:auto-text-indent="false">
        <style:tab-stops/>
      </style:paragraph-properties>
      <style:text-properties style:font-name="DejaVu Sans1" fo:font-size="16pt" style:text-underline-style="solid" style:text-underline-width="auto" style:text-underline-color="font-color" fo:font-weight="bold" style:text-underline-mode="continuous" style:text-overline-mode="continuous" style:text-line-through-mode="continuous" style:font-name-asian="MS Mincho" style:font-size-asian="16pt" style:font-weight-asian="bold" style:font-name-complex="Calibri" style:font-size-complex="16pt"/>
    </style:style>
    <style:style style:name="P18" style:family="paragraph" style:parent-style-name="Texte_20_brut">
      <style:paragraph-properties fo:margin-left="0.951cm" fo:margin-right="0.43cm" fo:line-height="200%" fo:text-align="justify" style:justify-single-word="false" fo:text-indent="0cm" style:auto-text-indent="false">
        <style:tab-stops/>
      </style:paragraph-properties>
      <style:text-properties style:font-name="DejaVu Sans1" fo:font-size="12pt" style:font-name-asian="MS Mincho" style:font-size-asian="12pt" style:font-name-complex="Calibri"/>
    </style:style>
    <style:style style:name="P19" style:family="paragraph" style:parent-style-name="Texte_20_brut">
      <style:paragraph-properties fo:margin-left="0.951cm" fo:margin-right="0.43cm" fo:line-height="200%" fo:text-align="center" style:justify-single-word="false" fo:text-indent="0cm" style:auto-text-indent="false">
        <style:tab-stops/>
      </style:paragraph-properties>
      <style:text-properties style:font-name="DejaVu Sans1" fo:font-size="12pt" style:font-name-asian="MS Mincho" style:font-size-asian="12pt" style:font-name-complex="Calibri"/>
    </style:style>
    <style:style style:name="P20" style:family="paragraph" style:parent-style-name="Texte_20_brut">
      <style:paragraph-properties fo:margin-left="0.951cm" fo:margin-right="0.43cm" fo:line-height="150%" fo:text-align="center" style:justify-single-word="false" fo:text-indent="0cm" style:auto-text-indent="false">
        <style:tab-stops/>
      </style:paragraph-properties>
      <style:text-properties style:font-name="DejaVu Sans1" fo:font-size="12pt" style:font-name-asian="MS Mincho" style:font-size-asian="12pt" style:font-name-complex="Calibri"/>
    </style:style>
    <style:style style:name="P21" style:family="paragraph" style:parent-style-name="Texte_20_brut">
      <style:paragraph-properties fo:margin-left="0.951cm" fo:margin-right="0.43cm" fo:line-height="200%" fo:text-align="center" style:justify-single-word="false" fo:text-indent="0cm" style:auto-text-indent="false">
        <style:tab-stops/>
      </style:paragraph-properties>
      <style:text-properties style:font-name="DejaVu Sans1" fo:font-size="12pt" fo:font-weight="bold" style:font-name-asian="MS Mincho" style:font-size-asian="12pt" style:font-weight-asian="bold" style:font-name-complex="Calibri"/>
    </style:style>
    <style:style style:name="P22" style:family="paragraph" style:parent-style-name="TM_20_1">
      <style:paragraph-properties>
        <style:tab-stops>
          <style:tab-stop style:position="15.24cm" style:type="right" style:leader-style="dotted" style:leader-text="."/>
        </style:tab-stops>
      </style:paragraph-properties>
    </style:style>
    <style:style style:name="P23" style:family="paragraph" style:parent-style-name="TM_20_3">
      <style:paragraph-properties>
        <style:tab-stops>
          <style:tab-stop style:position="14.464cm" style:type="right" style:leader-style="dotted" style:leader-text="."/>
        </style:tab-stops>
      </style:paragraph-properties>
    </style:style>
    <style:style style:name="P24" style:family="paragraph" style:parent-style-name="Heading_20_2">
      <style:text-properties fo:language="fr" fo:country="FR"/>
    </style:style>
    <style:style style:name="P25" style:family="paragraph" style:parent-style-name="Texte_20_brut" style:master-page-name="MP0">
      <style:paragraph-properties fo:margin-left="0.951cm" fo:margin-right="0.43cm" fo:line-height="200%" fo:text-align="center" style:justify-single-word="false" fo:text-indent="0cm" style:auto-text-indent="false" style:page-number="auto" fo:break-before="page">
        <style:tab-stops/>
      </style:paragraph-properties>
      <style:text-properties style:font-name="DejaVu Sans1" fo:font-size="18pt" fo:font-weight="bold" style:font-name-asian="MS Mincho" style:font-size-asian="18pt" style:font-weight-asian="bold" style:font-name-complex="Calibri" style:font-size-complex="18pt"/>
    </style:style>
    <style:style style:name="P26" style:family="paragraph" style:parent-style-name="Heading_20_1">
      <style:text-properties fo:language="fr" fo:country="FR"/>
    </style:style>
    <style:style style:name="P27" style:family="paragraph" style:parent-style-name="Heading_20_1" style:master-page-name="MP1">
      <style:paragraph-properties style:page-number="auto" fo:break-before="page"/>
    </style:style>
    <style:style style:name="P28" style:family="paragraph" style:parent-style-name="Heading_20_1" style:master-page-name="MP2">
      <style:paragraph-properties style:page-number="auto" fo:break-before="page"/>
    </style:style>
    <style:style style:name="P29" style:family="paragraph" style:parent-style-name="Heading_20_1">
      <style:paragraph-properties fo:break-before="page"/>
    </style:style>
    <style:style style:name="T1" style:family="text">
      <style:text-properties fo:language="fr" fo:country="FR"/>
    </style:style>
    <style:style style:name="T2" style:family="text">
      <style:text-properties fo:color="#000000"/>
    </style:style>
    <style:style style:name="T3" style:family="text">
      <style:text-properties fo:color="#000000" style:font-name="Cambria1" fo:language="fr" fo:country="FR"/>
    </style:style>
    <style:style style:name="T4" style:family="text">
      <style:text-properties fo:color="#000000" style:font-name="Cambria1" fo:language="en" fo:country="US"/>
    </style:style>
    <style:style style:name="T5" style:family="text">
      <style:text-properties fo:color="#000000" style:font-name="Arial2"/>
    </style:style>
    <style:style style:name="T6" style:family="text">
      <style:text-properties fo:color="#000000" style:font-name="Arial2" fo:language="fr" fo:country="FR"/>
    </style:style>
    <style:style style:name="T7" style:family="text">
      <style:text-properties fo:color="#000000" style:font-name="Arial2" fo:language="fr" fo:country="FR" fo:font-style="italic" style:font-style-asian="italic" style:font-style-complex="italic"/>
    </style:style>
    <style:style style:name="T8" style:family="text">
      <style:text-properties fo:color="#000000" style:font-name="Arial2" fo:language="fr" fo:country="FR" style:font-style-complex="italic"/>
    </style:style>
    <style:style style:name="T9" style:family="text">
      <style:text-properties fo:color="#000000" style:font-name="Arial2" fo:language="fr" fo:country="FR" style:font-name-asian="Times New Roman"/>
    </style:style>
    <style:style style:name="T10" style:family="text">
      <style:text-properties fo:color="#000000" style:font-name="Arial2" fo:language="en" fo:country="CA" style:font-name-asian="Times New Roman"/>
    </style:style>
    <style:style style:name="T11" style:family="text">
      <style:text-properties fo:color="#000000" style:text-position="super 58%" style:font-name="Cambria1" fo:language="fr" fo:country="FR"/>
    </style:style>
    <style:style style:name="T12" style:family="text">
      <style:text-properties fo:color="#000000" style:text-position="0% 100%" style:font-name="Cambria1" fo:language="fr" fo:country="FR"/>
    </style:style>
    <style:style style:name="T13" style:family="text">
      <style:text-properties style:text-position="super 67%" fo:language="fr" fo:country="FR"/>
    </style:style>
    <style:style style:name="T14" style:family="text">
      <style:text-properties fo:language="en" fo:country="US"/>
    </style:style>
    <style:style style:name="T15" style:family="text">
      <style:text-properties fo:language="en" fo:country="CA"/>
    </style:style>
    <style:style style:name="T16" style:family="text">
      <style:text-properties fo:color="#004586" style:font-name="Cambria1" fo:language="fr" fo:country="FR"/>
    </style:style>
    <style:style style:name="T17" style:family="text">
      <style:text-properties style:font-name="Arial2"/>
    </style:style>
    <style:style style:name="T18" style:family="text">
      <style:text-properties style:font-name="Arial2" fo:language="en" fo:country="US"/>
    </style:style>
    <style:style style:name="T19" style:family="text">
      <style:text-properties style:font-name="DejaVu Sans1" fo:background-color="#ffffff"/>
    </style:style>
    <style:style style:name="T20" style:family="text">
      <style:text-properties fo:font-variant="normal" fo:text-transform="none" fo:color="#000000" style:font-name="arial" fo:font-size="12pt" fo:letter-spacing="normal" fo:font-style="normal" fo:font-weight="normal" style:font-size-asian="12pt" style:font-size-complex="12pt"/>
    </style:style>
    <style:style style:name="T21" style:family="text">
      <style:text-properties fo:font-variant="normal" fo:text-transform="none" fo:color="#000000" style:font-name="Arial3" fo:font-size="12pt" fo:letter-spacing="normal" fo:language="fr" fo:country="FR" fo:font-style="normal"/>
    </style:style>
    <style:style style:name="T22" style:family="text">
      <style:text-properties fo:font-variant="normal" fo:text-transform="none" fo:color="#000000" style:font-name="Arial2" fo:letter-spacing="normal" fo:font-style="normal"/>
    </style:style>
    <style:style style:name="T23" style:family="text">
      <style:text-properties fo:font-variant="normal" fo:text-transform="none" fo:color="#000000" style:font-name="Arial2" fo:font-size="12pt" fo:letter-spacing="normal" fo:font-style="normal" fo:font-weight="normal" style:font-size-asian="12pt" style:font-weight-asian="normal" style:font-size-complex="12pt" style:font-weight-complex="normal"/>
    </style:style>
    <style:style style:name="T24"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Bureaux</text:p>
      <text:p text:style-name="P17">Windows vs Linux</text:p>
      <text:p text:style-name="P18"/>
      <text:p text:style-name="P18"/>
      <text:p text:style-name="P18"/>
      <text:p text:style-name="P19">Par</text:p>
      <text:p text:style-name="P21">Véronique Blais</text:p>
      <text:p text:style-name="P21">Tommy Teasdale</text:p>
      <text:p text:style-name="P19"/>
      <text:p text:style-name="P19"/>
      <text:p text:style-name="P19"/>
      <text:p text:style-name="P20">Travail présenté à</text:p>
      <text:p text:style-name="P20">Monsieur Jonathan Gareau</text:p>
      <text:p text:style-name="P20">Monsieur Louis Marchand</text:p>
      <text:p text:style-name="P20">Dans le cadre du cours</text:p>
      <text:p text:style-name="P5">420-DC1-DM Document informatique et</text:p>
      <text:p text:style-name="P1"><text:span text:style-name="Police_20_par_20_défaut"><text:span text:style-name="T19">Gestion de documents</text:span></text:span></text:p>
      <text:p text:style-name="P19"/>
      <text:p text:style-name="P19"/>
      <text:p text:style-name="P19"/>
      <text:p text:style-name="P19"/>
      <text:p text:style-name="P19">Cégep de Drummondville</text:p>
      <text:p text:style-name="P19">14 mai 2013</text:p>
      <text:p text:style-name="P6"/>
      <text:table-of-content text:style-name="Sect1" text:name="_TOC0">
        <text:table-of-content-source text:outline-level="3" text:use-index-marks="false">
          <text:index-title-template text:style-name="Contents_20_Heading">Table of Content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2"><text:a xlink:type="simple" xlink:href="#__RefHeading__635_1035953843">Introduction<text:tab/>4</text:a></text:p>
          <text:p text:style-name="P22"><text:a xlink:type="simple" xlink:href="#__RefHeading__1608_605604436">Les bureaux de Linux<text:tab/>6</text:a></text:p>
          <text:p text:style-name="P23"><text:a xlink:type="simple" xlink:href="#__RefHeading__1612_605604436">KDE 4.x<text:tab/>7</text:a></text:p>
          <text:p text:style-name="P23"><text:a xlink:type="simple" xlink:href="#__RefHeading__1614_605604436">GNOME 2.x et 3.x<text:tab/>8</text:a></text:p>
          <text:p text:style-name="P23"><text:a xlink:type="simple" xlink:href="#__RefHeading__1616_605604436">XFCE 4.x<text:tab/>10</text:a></text:p>
          <text:p text:style-name="P23"><text:a xlink:type="simple" xlink:href="#__RefHeading__1618_605604436">Openbox<text:tab/>10</text:a></text:p>
          <text:p text:style-name="P23"><text:a xlink:type="simple" xlink:href="#__RefHeading__1620_605604436">LXDE<text:tab/>11</text:a></text:p>
          <text:p text:style-name="P22"><text:a xlink:type="simple" xlink:href="#__RefHeading__637_1035953843">Rapidité du système d'exploitation<text:tab/>12</text:a></text:p>
          <text:p text:style-name="P22"><text:a xlink:type="simple" xlink:href="#__RefHeading__639_1035953843">Rapidité de l'ouverture du bureau de Windows<text:tab/>12</text:a></text:p>
          <text:p text:style-name="P22"><text:a xlink:type="simple" xlink:href="#__RefHeading__641_1035953843">rapidité de l'ouverture du bureau de Linux<text:tab/>12</text:a></text:p>
          <text:p text:style-name="P22"><text:a xlink:type="simple" xlink:href="#__RefHeading__643_1035953843">Ouverture des applications<text:tab/>12</text:a></text:p>
          <text:p text:style-name="P22"><text:a xlink:type="simple" xlink:href="#__RefHeading__645_1035953843">La charge du processus (RAM)<text:tab/>14</text:a></text:p>
          <text:p text:style-name="P22"><text:a xlink:type="simple" xlink:href="#__RefHeading__647_1035953843">Ergonomie<text:tab/>14</text:a></text:p>
          <text:p text:style-name="P22"><text:a xlink:type="simple" xlink:href="#__RefHeading__649_1035953843">Performance de réalisation d'une tâche<text:tab/>14</text:a></text:p>
          <text:p text:style-name="P22"><text:a xlink:type="simple" xlink:href="#__RefHeading__651_1035953843">La facilité d'apprentissage<text:tab/>15</text:a></text:p>
          <text:p text:style-name="P22"><text:a xlink:type="simple" xlink:href="#__RefHeading__653_1035953843">la satisfaction lors de l'utilisation du bureau<text:tab/>16</text:a></text:p>
          <text:p text:style-name="P22"><text:a xlink:type="simple" xlink:href="#__RefHeading__655_1035953843">OPINION<text:tab/>16</text:a></text:p>
          <text:p text:style-name="P22"><text:a xlink:type="simple" xlink:href="#__RefHeading__657_1035953843">Conclusion<text:tab/>17</text:a></text:p>
          <text:p text:style-name="P22"><text:soft-page-break/><text:a xlink:type="simple" xlink:href="#__RefHeading__1610_605604436">Bibliographie<text:tab/>18</text:a></text:p>
        </text:index-body>
      </text:table-of-content>
      <text:p text:style-name="P27"><text:bookmark-start text:name="__RefHeading__635_1035953843"/><text:bookmark-start text:name="_Toc353299419"/><text:bookmark-start text:name="_Toc354938821"/><text:span text:style-name="Police_20_par_20_défaut"><text:span text:style-name="T1">Introduction</text:span></text:span><text:bookmark-end text:name="__RefHeading__635_1035953843"/><text:bookmark-end text:name="_Toc353299419"/><text:bookmark-end text:name="_Toc354938821"/></text:p>
      <text:p text:style-name="P7"/>
      <text:p text:style-name="P11"><text:span text:style-name="Police_20_par_20_défaut"><text:span text:style-name="T6">Le 9 décembre 1968, Douglas Engelbart et son équipe de 17 chercheurs de l'</text:span></text:span><text:span text:style-name="Police_20_par_20_défaut"><text:span text:style-name="T7">Augmentation Research Center</text:span></text:span><text:span text:style-name="Police_20_par_20_défaut"><text:span text:style-name="T6"> de la </text:span></text:span><text:span text:style-name="Police_20_par_20_défaut"><text:span text:style-name="T7">Standford Research Institute</text:span></text:span><text:span text:style-name="Police_20_par_20_défaut"><text:span text:style-name="T6"> ont fait une présentation devant 1000 experts de l'informatique. Cette présentation publique a eu lieu au cours de la </text:span></text:span><text:span text:style-name="Police_20_par_20_défaut"><text:span text:style-name="T7">Fall Joint Computer Conference</text:span></text:span><text:span text:style-name="Police_20_par_20_défaut"><text:span text:style-name="T6"> à San Francisco. Cette conférence présentait plusieurs technologies expérimentales développées par lui et son équipe au cours des six dernières années. Parmi les technologies présentées, il y avait la souris informatique, le travail en réseau et l'hypertexte. C'est une véritable vision futuriste qu’eut Engelbart de l'informatique. Sa vision était si farfelue qu'il fut pris pour un fou par ses contemporains incluant les membres de sa propre équipe ! Cependant, sa vision était si précise que la totalité de ce qu'il a imaginé dans les années '60 est devenue réalité. D'ailleurs, sa conférence fut nommée </text:span></text:span><text:span text:style-name="Police_20_par_20_défaut"><text:span text:style-name="T7">«The mother of all demos»</text:span></text:span><text:span text:style-name="Police_20_par_20_défaut"><text:span text:style-name="T6">(</text:span></text:span><text:span text:style-name="Police_20_par_20_défaut"><text:span text:style-name="T7">litt. La mère de toutes les présentations</text:span></text:span><text:span text:style-name="Police_20_par_20_défaut"><text:span text:style-name="T6">) en 1994 par Steven Levy. Ce nom vient du fait que plusieurs des technologies présentées sont maintenant grandement utilisées. L'un des concepts présentés lors de la présentation de M.Engelbart est la métaphore de fenêtre. En 2005, M. Engelbart dit ceci au site web de nouvelles technologiques britannique </text:span></text:span><text:span text:style-name="Police_20_par_20_défaut"><text:span text:style-name="T7">The Register </text:span></text:span><text:span text:style-name="Police_20_par_20_défaut"><text:span text:style-name="T6">:</text:span></text:span></text:p>
      <text:p text:style-name="P14"><text:span text:style-name="Police_20_par_20_défaut"><text:span text:style-name="T8"><text:tab/></text:span></text:span><text:span text:style-name="Citation_20_Car"><text:span text:style-name="T18">«Even way back then, we already had the concept of multiple windows, any one application could manage multiple windows, and </text:span></text:span><text:soft-page-break/><text:span text:style-name="Citation_20_Car"><text:span text:style-name="T18">you could easily move objects, paragraphs, and words between them. »</text:span></text:span></text:p>
      <text:p text:style-name="P15"><text:span text:style-name="Police_20_par_20_défaut"><text:span text:style-name="T10"><text:tab/></text:span></text:span><text:span text:style-name="Police_20_par_20_défaut"><text:span text:style-name="T9">Le concept de fenêtre de Engelbart est, si l'on exclut la souris, l'un des plus familiers. Il est de nos jours largement utilisé sur tous les ordinateurs personnels. Il est utilisé par le biais d'un logiciel essentiel dans l’interaction homme/machine moderne : le Bureau. Le bureau informatique est la couche logicielle qui se situe entre le noyau du système d'exploitation et l'utilisateur. Le bureau est un ensemble d'applications qui <text:s/>permet à l'utilisateur d'interagir avec une interface graphique. Ces applications accordent à l'utilisateur plusieurs éléments pour lui rendre plus facile la prise en main de l'ordinateur. Parmi ces éléments, il y a les icônes, <text:s/>les fenêtres, les menus et les barres d'outils. Le nom de «Bureau» vient du fait que le travail fait avec ce genre d'interface possède certaines similitudes avec le travail de bureau avec des documents, des images et même une corbeille !</text:span></text:span></text:p>
      <text:p text:style-name="P15"><text:span text:style-name="Police_20_par_20_défaut"><text:span text:style-name="T9"><text:tab/>De nos jours, les bureaux sont nombreux. Sur Windows, chaque version majeure (9.x, XP, 7, 8) ont un bureau différent, les bureaux que nous allons plus parler sont les versions XP et 8. Sur Linux, il en existe des centaines. Les bureaux les plus populaires sur Linux sont KDE 4.x, GNOME 3.x et XFCE.</text:span></text:span><text:span text:style-name="Police_20_par_20_défaut"><text:span text:style-name="T6"> Tous les bureaux sont uniques et possèdent une architecture différente. Ces différences font que tous les bureaux ne sont pas parfaits pour tout le monde. Certains sont plus rapides et légers, mais offrent moins de programmes pour faciliter l'utilisation. D'autres sont, au contraire, plus lourds et lents, mais sont très faciles d'accès pour les débutants. Ainsi, il est possible de définir deux critères pour classer </text:span></text:span><text:soft-page-break/><text:span text:style-name="Police_20_par_20_défaut"><text:span text:style-name="T6">les nombreux bureaux. Il y est possible de classer les bureaux selon la performance et l'ergonomie.</text:span></text:span></text:p>
      <text:p text:style-name="P15"><text:span text:style-name="Police_20_par_20_défaut"><text:span text:style-name="T6"><text:tab/>La performance est tous les éléments mesurables et observables. Il s'agit de la vitesse d'ouverture du bureau et la rapidité d'exécution tout au long de la session. C'est aussi le nombre de processus et l'empreinte sur la RAM. L'ergonomie est la facilité d'apprentissage, la satisfaction lors de l'utilisation du bureau et la performance de réalisation d'une tâche (Exemple : nombre de clics avant d'obtenir une fonctionnalité). La facilité d'utilisation inclut la simplicité, des menus accessibles, et pour les débutants et peu de recours à la ligne de commande.</text:span></text:span></text:p>
      <text:p text:style-name="P15"><text:span text:style-name="Police_20_par_20_défaut"><text:span text:style-name="T6"><text:tab/>Suite à ces définitions, une question importante s'impose alors que Linux est un logiciel libre et que Windows est un logiciel fermé. Un logiciel fermé est un logiciel soumis à des droits d'auteurs qui rendent inaccessible le code source pour prévenir toute modification. De ce fait, les bureaux Linux sont-ils plus performants et ergonome que ceux de leur concurrent du logiciel fermé ? Nous croyons que les bureaux Linux seront les plus rapides et les plus ergonomiques. Cependant les bureaux Windows seront les plus faciles à utiliser pour un utilisateur normal. Nous comparerons la rapidité de l’ouverture du bureau de Windows contre celui de Linux, ainsi que l’ouverture des applications, la charge que le processus utilise (RAM). Nous regarderons les différentes options de Windows ou de Linux pour comparer, lequel est le plus modifiable tout en gardant la rapidité.</text:span></text:span></text:p>
      <text:h text:style-name="Heading_20_1" text:outline-level="1"><text:bookmark-start text:name="__RefHeading__1608_605604436"/><text:span text:style-name="Police_20_par_20_défaut"><text:span text:style-name="T16">Les bureaux de Linux</text:span></text:span><text:bookmark-end text:name="__RefHeading__1608_605604436"/></text:h>
      <text:p text:style-name="Normal"><text:span text:style-name="Police_20_par_20_défaut"><text:span text:style-name="T6"/></text:span></text:p>
      <text:p text:style-name="Normal"><text:soft-page-break/><text:span text:style-name="Police_20_par_20_défaut"><text:span text:style-name="T6">Sur Linux, il existe un très grand nombre de bureaux disponible, allant du plus élaboré au plus minimaliste. Parmis les plus connus, il y a KDE, GNOME, XFCE, LXDE et Openbox. Il y a aussi des plus marginaux comme Fluxbox, Cairo, </text:span></text:span><text:span text:style-name="Police_20_par_20_défaut"><text:span text:style-name="T21">Enlightenment</text:span></text:span><text:span text:style-name="Police_20_par_20_défaut"><text:span text:style-name="T6"> ou encore awsomeWM. Sur Linux, il est possible de séparer les bureaux en deux catégories : les environnements de bureaux (Desktop Environment) et les gestionnaires de fenêtres (Window Manager). L'élément central du bureau sur Linux est le gestionnaire de fenêtres. Le gestionnaire de fenêtres est l'application qui permet d'afficher les fenêtres des autres applications sur l'écran, de leur ajouter une bordure avec des boutons de contrôle (Agrandir, réduire et fermer). Certains offrent des barres, des menus, des icônes sur l'arrière-plan et la gestion de cet arrière-plan. Les gestionnaires de fenêtres les plus connus sont Metacity(utilisé avec GNOME 2.x), Mutter(utilisé avec GNOME 3.x), Openbox, blackbox, compiz(utilisé avec GNOME 2.x par Ubuntu) et Kwin(utilisé avec KDE).</text:span></text:span></text:p>
      <text:h text:style-name="Heading_20_3" text:outline-level="3"><text:bookmark-start text:name="__RefHeading__1612_605604436"/><text:span text:style-name="Police_20_par_20_défaut"><text:span text:style-name="T3">KDE 4.x</text:span></text:span><text:bookmark-end text:name="__RefHeading__1612_605604436"/></text:h>
      <text:p text:style-name="Text_20_body"><text:span text:style-name="Police_20_par_20_défaut"><text:span text:style-name="T12">En 2013, KDE était le bureau le plus utilisé selon un sondage sur /r/Linux</text:span></text:span><text:span text:style-name="Police_20_par_20_défaut"><text:span text:style-name="T11">[12]</text:span></text:span><text:span text:style-name="Police_20_par_20_défaut"><text:span text:style-name="T12">. KDE signifie «K Desktop Environment». Ce bureau intègre le gestionnaire de fenêtres Kwin. Kwin utilise OpenGL pour les effets graphiques. Kwin implémente OpenGL d'une façon différente des autres gestionnaires de fenêtres et comprend les très bien drivers de sorte que Kwin est capable d'outre passer les fonctionnalités spécifiques à certains matériels. Il aussi possible d'utiliser d'autres gestionnaires de fenêtres sur KDE comme Openbox.</text:span></text:span></text:p>
      <text:p text:style-name="Text_20_body"><text:soft-page-break/><text:span text:style-name="Police_20_par_20_défaut"><text:span text:style-name="T12">Le bureau KDE est complètement personnalisable. KDE possède de nombreux widgets qui permettent d'avoir diverses barres, docks, des icônes sur l'arrière-plan et autres. Il vient avec un très grand nombre </text:span></text:span><text:span text:style-name="Police_20_par_20_défaut"><text:span text:style-name="T12">d'applications allant de la calculatrice jusqu'à un panneau de configuration. Ces applications sont programmées avec la bibliothèque Qt.</text:span></text:span></text:p>
      <text:h text:style-name="Heading_20_3" text:outline-level="3"><text:bookmark-start text:name="__RefHeading__1614_605604436"/><text:span text:style-name="Police_20_par_20_défaut"><text:span text:style-name="T3">GNOME 2.x et 3.x</text:span></text:span><text:bookmark-end text:name="__RefHeading__1614_605604436"/></text:h>
      <text:p text:style-name="Text_20_body"><text:span text:style-name="Police_20_par_20_défaut"><text:span text:style-name="T3">Le bureau GNOME est historiquement le bureau le plus populaire de l'histoire de Linux. La version 2.x de celui-ci à en effet été le plus utilisé par la communauté jusqu'en 2013 où il est devancé par KDE. Depuis la mise en ligne de la version 3.x, GNOME s'est vu «forké» à de nombreuses reprises : MATE, Cinnamon et Unity. Toutes les applications GNOMES ainsi que les éléments des bureaux GNOME sont développés avec la bibliothèque GTK+.</text:span></text:span></text:p>
      <text:h text:style-name="Heading_20_4" text:outline-level="4"><text:span text:style-name="Police_20_par_20_défaut"><text:span text:style-name="T6">GNOME 2.x</text:span></text:span></text:h>
      <text:p text:style-name="Normal"><text:span text:style-name="Police_20_par_20_défaut"><text:span text:style-name="T3">Le bureau GNOME 2.x a été pendant de nombreuses années le bureau fournis avec la plupart des distributions Linux. GNOME est un bureau aussi complet que KDE. Il offre un large éventail d'applications qui rendent plus facile l'utilisation de l'ordinateur. Il dispose par défaut deux barres. Celle du haut pour les menus et la barre du bas pour la liste des applications ouvertes. Le gestionnaire de fenêtres est Metaci</text:span></text:span><text:soft-page-break/><text:span text:style-name="Police_20_par_20_défaut"><text:span text:style-name="T3">ty. Cependant, GNOME est suffisamment flexible pour utiliser d'autres gestionnaires comme Compiz, Openbox et Kwin !</text:span></text:span></text:p>
      <text:p text:style-name="Normal"><text:span text:style-name="Police_20_par_20_défaut"><text:span text:style-name="T3">Il est possible de placer des icônes et des raccourcis vers les applications sur le bureau. Les barres sont entièrement personnalisables et des milliers de thèmes sont disponible sur internet.</text:span></text:span></text:p>
      <text:h text:style-name="Heading_20_4" text:outline-level="4"><text:span text:style-name="Police_20_par_20_défaut"><text:span text:style-name="T6">GNOME 3.x</text:span></text:span></text:h>
      <text:p text:style-name="Normal"><text:span text:style-name="Police_20_par_20_défaut"><text:span text:style-name="T3">GNOME <text:s/>3.x est la plus récente version du bureau GNOME. Il a un style complètement différent de sont prédécesseur. Pour sa nouvelle version, GNOME a choisi de miser sur les technologies mobiles. Le bureau est développé avec des technologies webs et son gestionnaire de fenêtre, Mutter, repose sur OpenGL comme Kwin. Il est cependant impossible d'utiliser un autre gestionnaire de fenêtres.</text:span></text:span></text:p>
      <text:p text:style-name="Normal"><text:span text:style-name="Police_20_par_20_défaut"><text:span text:style-name="T3">La particularité de GNOME 3.x est l'Overview. L'Overview est un menu interactif en plein écran qui contient une liste des espaces de travail, les applications actives sur l'espace de travail actuel, un dock avec des raccourcis vers des application favorites et un champ de recherche. Il est aussi possible d'étendre les fonctionnalités de GNOME 3.x grâce à des extensions écrites en javascript.</text:span></text:span></text:p>
      <text:p text:style-name="Normal"><text:span text:style-name="Police_20_par_20_défaut"><text:span text:style-name="T3">GNOME 3.x a été grandement critiqué par le créateur du noyau Linux, Linux Torvald. En 2011, il est passé de GNOME 3.x à XFCE, puis KDE 4.x en 2012, avant de revenir à GNOME 3.x en disant que la plus ré</text:span></text:span><text:soft-page-break/><text:span text:style-name="Police_20_par_20_défaut"><text:span text:style-name="T3">cente mise à jour du bureau était « un peu meilleure qu'au lancement [de GNOME 3.x</text:span></text:span><text:span text:style-name="Police_20_par_20_défaut"><text:span text:style-name="T12">]»</text:span></text:span><text:span text:style-name="Police_20_par_20_défaut"><text:span text:style-name="T11">[13] </text:span></text:span><text:span text:style-name="Police_20_par_20_défaut"><text:span text:style-name="T12">.</text:span></text:span><text:span text:style-name="Police_20_par_20_défaut"><text:span text:style-name="T3"> </text:span></text:span></text:p>
      <text:h text:style-name="Heading_20_3" text:outline-level="3"><text:bookmark-start text:name="__RefHeading__1616_605604436"/><text:span text:style-name="Police_20_par_20_défaut"><text:span text:style-name="T3">XFCE 4.x</text:span></text:span><text:bookmark-end text:name="__RefHeading__1616_605604436"/></text:h>
      <text:p text:style-name="Normal"><text:span text:style-name="Police_20_par_20_défaut"><text:span text:style-name="T3">XFCE(XForms Common Environment) est un bureau conçu pour être rapide et minimaliste. Il possède sont propre gestionnaire de fenêtre, nommé xfwm, et s'efforce de respecter les spécification du Freedesktop.org. Il est composé de divers composants réutilisable sur d'autres environnements. C'est donc à l'utilisateur de choisir quels composants installer.</text:span></text:span><text:span text:style-name="Police_20_par_20_défaut"><text:span text:style-name="T11">[14] </text:span></text:span></text:p>
      <text:p text:style-name="Normal"><text:span text:style-name="Police_20_par_20_défaut"><text:span text:style-name="T12">Les composants de base de XFCE sont le gestionnaire de fenêtre, la barre, le gestionnaire de session, le menu des applications, le gestionnaire de fichiers et le gestionnaire de session. Il existe d'autres composants comme un gestionnaire d'énergie.</text:span></text:span></text:p>
      <text:p text:style-name="Normal"><text:span text:style-name="Police_20_par_20_défaut"><text:span text:style-name="T12">Il est possible d'utiliser XFCE avec d'autres gestionnaire de fenêtres que xfwm comme Compiz ou Openbox. Il est possible d'utiliser les composants de XFCE dans d'autres environnements.</text:span></text:span></text:p>
      <text:h text:style-name="Heading_20_3" text:outline-level="3"><text:bookmark-start text:name="__RefHeading__1618_605604436"/><text:span text:style-name="Police_20_par_20_défaut"><text:span text:style-name="T3">Openbox</text:span></text:span><text:span text:style-name="Police_20_par_20_défaut"><text:span text:style-name="T11">[15]</text:span></text:span><text:bookmark-end text:name="__RefHeading__1618_605604436"/></text:h>
      <text:p text:style-name="Normal"><text:span text:style-name="Police_20_par_20_défaut"><text:span text:style-name="T3">Openbox n'est à priori pas un bureau. C'est plutôt un gestionnaire de fenêtres. Par contre, il a la particularité de pouvoir être utiliser seul comme un environnements de bureau. Openbox possède aussi des uti</text:span></text:span><text:soft-page-break/><text:span text:style-name="Police_20_par_20_défaut"><text:span text:style-name="T3">litaires qui permettent de l'utiliser comme un bureau. C'est outils sont Obmenu, Obapps et obconf.</text:span></text:span></text:p>
      <text:p text:style-name="Normal"><text:span text:style-name="Police_20_par_20_défaut"><text:span text:style-name="T3">La fonctionnalité qui distingue Openbox des autres gestionnaires de fenêtres et environnements de bureau se nomme pipemenu. Un pipemenu est un menu personnalisé et dynamique qui est lié au menu openbox. Cependant, pour personnaliser Openbox davantage, il avoir recours à des outils tiers ou aller jouer dans les fichiers de configurations.</text:span></text:span></text:p>
      <text:p text:style-name="Normal"><text:span text:style-name="Police_20_par_20_défaut"><text:span text:style-name="T3">Openbox est un bureau extrêmement léger et possède très peu de dépendances. Il repose notamment sur GTK+ comme GNOME. Openbox s'adresse en général à des utilisateurs plus avancés désirant plus de flexibilité.</text:span></text:span></text:p>
      <text:h text:style-name="Heading_20_3" text:outline-level="3"><text:bookmark-start text:name="__RefHeading__1620_605604436"/><text:span text:style-name="Police_20_par_20_défaut"><text:span text:style-name="T3">LXDE</text:span></text:span><text:bookmark-end text:name="__RefHeading__1620_605604436"/></text:h>
      <text:p text:style-name="Normal"><text:bookmark-start text:name="__RefHeading__1622_605604436"/><text:span text:style-name="Police_20_par_20_défaut"><text:span text:style-name="T3">LXDE(</text:span></text:span><text:span text:style-name="Police_20_par_20_défaut"><text:span text:style-name="T4">Lightweight</text:span></text:span><text:span text:style-name="Police_20_par_20_défaut"><text:span text:style-name="T3"> X11 Desktop Environment) est un projet du taïwanais Hong Jen Yee. LXDE a pour but d'être léger et peu demandant en ressources. Il est conçu de façon modulaire comme XFCE et est développé avec la bibliothèque GTK+. Le gestionnaire de fenêtre est Openbox.</text:span></text:span><text:bookmark-end text:name="__RefHeading__1622_605604436"/></text:p>
      <text:p text:style-name="Normal"><text:span text:style-name="Police_20_par_20_défaut"><text:span text:style-name="T3">Les composants de ce bureau sont : un gestionnaire de fichier, une barre de tâche, un gestionnaire de session, un changeur de thème GTK+, un menu d'applications, une visionneuse d'image, un éditeur de texte, un terminal, un gestionnaire d'archives, un gestionnaire réseau, </text:span></text:span><text:soft-page-break/><text:span text:style-name="Police_20_par_20_défaut"><text:span text:style-name="T3">un lecteur de musique, un créateur de raccourcis, l'ensemble des fi</text:span></text:span><text:span text:style-name="Police_20_par_20_défaut"><text:span text:style-name="T3">chiers de configuration et un outil pour changer la disposition du clavier.</text:span></text:span><text:span text:style-name="Police_20_par_20_défaut"><text:span text:style-name="T11">[16]</text:span></text:span></text:p>
      <text:p text:style-name="Normal"><text:span text:style-name="Police_20_par_20_défaut"><text:span text:style-name="T3">Comme la plupart des bureaux, il est possible de déposer les icônes sur le bureau. LXDE est facilement personnalisable grâce à ses nombreux composants. </text:span></text:span></text:p>
      <text:p text:style-name="P26"><text:bookmark-start text:name="__RefHeading__637_1035953843"/><text:bookmark-start text:name="_Toc353299420"/><text:bookmark-start text:name="_Toc354938822"/>Rapidité du système d'exploitation<text:bookmark-end text:name="__RefHeading__637_1035953843"/><text:bookmark-end text:name="_Toc353299420"/><text:bookmark-end text:name="_Toc354938822"/></text:p>
      <text:p text:style-name="P7"/>
      <text:p text:style-name="P7"/>
      <text:p text:style-name="P24"><text:bookmark-start text:name="__RefHeading__639_1035953843"/><text:bookmark-start text:name="_Toc353299421"/><text:bookmark-start text:name="_Toc354938823"/>Rapidité de l'ouverture du bureau de Windows<text:bookmark-end text:name="__RefHeading__639_1035953843"/><text:bookmark-end text:name="_Toc353299421"/><text:bookmark-end text:name="_Toc354938823"/></text:p>
      <text:p text:style-name="P7"/>
      <text:p text:style-name="P24"/>
      <text:p text:style-name="P24"><text:bookmark-start text:name="__RefHeading__641_1035953843"/><text:bookmark-start text:name="_Toc353299422"/><text:bookmark-start text:name="_Toc354938824"/>rapidité de l'ouverture du bureau de Linux<text:bookmark-end text:name="__RefHeading__641_1035953843"/><text:bookmark-end text:name="_Toc353299422"/><text:bookmark-end text:name="_Toc354938824"/></text:p>
      <text:p text:style-name="P7"/>
      <text:p text:style-name="P7"/>
      <text:p text:style-name="P24"><text:bookmark-start text:name="__RefHeading__643_1035953843"/><text:bookmark-start text:name="_Toc353299423"/><text:bookmark-start text:name="_Toc354938825"/>Ouverture des applications<text:bookmark-end text:name="__RefHeading__643_1035953843"/><text:bookmark-end text:name="_Toc353299423"/><text:bookmark-end text:name="_Toc354938825"/></text:p>
      <text:p text:style-name="P7"/>
      <text:p text:style-name="P8"><text:soft-page-break/><text:span text:style-name="Police_20_par_20_défaut"><text:span text:style-name="T1">L'ouverture des applications sous les systèmes d'exploitation Linux et Windows est très différente. Commençons avec Windows vue que c'est le système d'exploitation le plus utilisé pour les débutants. Avec la version Windows XP, l'ouverture d'applications est simple. Il suffit de cliquer sur le menu démarrer et si l'application désirée n'est pas dans le premier menu, il suffit de cliquer sur tous les programmes pour avoir accès à toutes les applications installées sur l'ordinateur pour pouvoir choisir l'application que nous voulions ouvrir. Ou simplement en créant un raccourci de l'application sur le bureau. En quelques cliques l'application était ouverte. Même pas besoin de changer d'interface pour trouver tous les applications! <text:s/>Mais depuis la dernière version de Windows, soit le Windows 8, l'ouverture des applications est rendue beaucoup plus compliquée pour quelqu'un qui s’y connaît moyennement en matière d'ordinateur. Il faut comprendre le fonctionnement du système d'exploitation avant de pouvoir se retrouver facilement. Il y a plusieurs façons d'ouvrir une application, s’il n'est pas déjà sur le bureau ou si l'application est épinglée sur la barre de tâche. La solution la plus simple est la suivante. Il suffit d'aller dans la recherche en cliquant sur la loupe dans le menu de droite(il faut mettre la souris dans le coin haut à droite pour le faire ouvrir ou cliquer sur le touche Windows + F). Une fois cliquer sur la loupe, vous êtes alors transporté dans un menu style menu d'accueil. À partir d'ici, deux choix s'offrent à vous. <text:s/>Vous pouvez alors entre le nom de l'application que vous voulez ouvrir, ou vous déplacer dans le menu pour trouver l'application désirée. On peut maintenant dire qu'avec les différentes versions de Windows, l'ouverture des applications est facile avec les premières versions et devient de plus en plus </text:span></text:span><text:soft-page-break/><text:span text:style-name="Police_20_par_20_défaut"><text:span text:style-name="T1">compliquée avec les nouvelles. <text:s/>Allons voir du côté de Linux et ces différentes versions.</text:span></text:span></text:p>
      <text:p text:style-name="P7">Sur peu importe le bureau qui est utilisé et les réglages choisi par l'utilisateur, l'accès aux application n'est qu'à plus ou moins un clique. Sur la plupart des bureaux, l'ouverture des applications est semblable à l'expérience connue des utilisateurs des version antérieures à la version 8 et des versions postérieures à Windows 3.1 de Windows.</text:p>
      <text:p text:style-name="P24"><text:bookmark-start text:name="__RefHeading__645_1035953843"/><text:bookmark-start text:name="_Toc353299424"/><text:bookmark-start text:name="_Toc354938826"/>La charge du processus (RAM)<text:bookmark-end text:name="__RefHeading__645_1035953843"/><text:bookmark-end text:name="_Toc353299424"/><text:bookmark-end text:name="_Toc354938826"/></text:p>
      <text:p text:style-name="P7"/>
      <text:p text:style-name="P7"/>
      <text:p text:style-name="P26"><text:bookmark-start text:name="__RefHeading__647_1035953843"/><text:bookmark-start text:name="_Toc353299425"/><text:bookmark-start text:name="_Toc354938827"/>Ergonomie<text:bookmark-end text:name="__RefHeading__647_1035953843"/><text:bookmark-end text:name="_Toc353299425"/><text:bookmark-end text:name="_Toc354938827"/></text:p>
      <text:p text:style-name="P7"/>
      <text:p text:style-name="P2"><text:span text:style-name="Police_20_par_20_défaut"><text:span text:style-name="T1">Nous avons expliqués comment ouvrir des applications et la charge du processus sous les différents systèmes d'exploitations, mais allons maintenant voir <text:s/>côté ergonomie. Quand nous parlons d'ergonomie, nous ne parlons de l'ergonomie humaine, les mo</text:span></text:span><text:span text:style-name="Police_20_par_20_défaut"><text:span text:style-name="T1">u</text:span></text:span><text:span text:style-name="Police_20_par_20_défaut"><text:span text:style-name="T1">vements physique à faire pour ne pas se blesser. Nous faisons plutôt référence a l'erg</text:span></text:span><text:span text:style-name="Police_20_par_20_défaut"><text:span text:style-name="T1">o</text:span></text:span><text:span text:style-name="Police_20_par_20_défaut"><text:span text:style-name="T1">nomie informatique. Celle-ci est semblable à l'ergonomie </text:span></text:span><text:span text:style-name="Police_20_par_20_défaut"><text:span text:style-name="T1">physique, mais elle a pour </text:span></text:span><text:span text:style-name="Police_20_par_20_défaut"><text:span text:style-name="T1">objectif d'améliorer le dialogu</text:span></text:span><text:span text:style-name="Police_20_par_20_défaut"><text:span text:style-name="T1">e entre humain et l'ordinateur. Éclaircissons maintenant l'ergonomie avec Windows et Linux.</text:span></text:span><text:span text:style-name="Police_20_par_20_défaut"><text:span text:style-name="T1"> </text:span></text:span></text:p>
      <text:p text:style-name="P4"/>
      <text:p text:style-name="P24"><text:bookmark-start text:name="__RefHeading__649_1035953843"/><text:bookmark-start text:name="_Toc353299426"/><text:bookmark-start text:name="_Toc354938828"/><text:soft-page-break/>Performance de réalisation d'une tâche<text:bookmark-end text:name="__RefHeading__649_1035953843"/><text:bookmark-end text:name="_Toc353299426"/><text:bookmark-end text:name="_Toc354938828"/></text:p>
      <text:p text:style-name="P3"/>
      <text:p text:style-name="P2"><text:span text:style-name="Police_20_par_20_défaut"><text:span text:style-name="T1">la performance de la ré</text:span></text:span><text:span text:style-name="Police_20_par_20_défaut"><text:span text:style-name="T1">a</text:span></text:span><text:span text:style-name="Police_20_par_20_défaut"><text:span text:style-name="T1">l</text:span></text:span><text:span text:style-name="Police_20_par_20_défaut"><text:span text:style-name="T1">i</text:span></text:span><text:span text:style-name="Police_20_par_20_défaut"><text:span text:style-name="T1">s</text:span></text:span><text:span text:style-name="Police_20_par_20_défaut"><text:span text:style-name="T1">a</text:span></text:span><text:span text:style-name="Police_20_par_20_défaut"><text:span text:style-name="T1">tion d'une tâche est diff</text:span></text:span><text:span text:style-name="Police_20_par_20_défaut"><text:span text:style-name="T1">é</text:span></text:span><text:span text:style-name="Police_20_par_20_défaut"><text:span text:style-name="T1">rents. La pe</text:span></text:span><text:span text:style-name="Police_20_par_20_défaut"><text:span text:style-name="T1">r</text:span></text:span><text:span text:style-name="Police_20_par_20_défaut"><text:span text:style-name="T1">formance d'une tâche est le nombre de clic a faire avant d'exécuter la dites tâches. A</text:span></text:span><text:span text:style-name="Police_20_par_20_défaut"><text:span text:style-name="T1">l</text:span></text:span><text:span text:style-name="Police_20_par_20_défaut"><text:span text:style-name="T1">lons voir sur Windows comment de clic il faut comp</text:span></text:span><text:span text:style-name="Police_20_par_20_défaut"><text:span text:style-name="T1">a</text:span></text:span><text:span text:style-name="Police_20_par_20_défaut"><text:span text:style-name="T1">rer a Linux. Sous le sy</text:span></text:span><text:span text:style-name="Police_20_par_20_défaut"><text:span text:style-name="T1">s</text:span></text:span><text:span text:style-name="Police_20_par_20_défaut"><text:span text:style-name="T1">tème d'e</text:span></text:span><text:span text:style-name="Police_20_par_20_défaut"><text:span text:style-name="T1">x</text:span></text:span><text:span text:style-name="Police_20_par_20_défaut"><text:span text:style-name="T1">ploitation Windows XP, le nombre de clic est très m</text:span></text:span><text:span text:style-name="Police_20_par_20_défaut"><text:span text:style-name="T1">i</text:span></text:span><text:span text:style-name="Police_20_par_20_défaut"><text:span text:style-name="T1">nime comparer a Wi</text:span></text:span><text:span text:style-name="Police_20_par_20_défaut"><text:span text:style-name="T1">n</text:span></text:span><text:span text:style-name="Police_20_par_20_défaut"><text:span text:style-name="T1">dows 8. Pr</text:span></text:span><text:span text:style-name="Police_20_par_20_défaut"><text:span text:style-name="T1">e</text:span></text:span><text:span text:style-name="Police_20_par_20_défaut"><text:span text:style-name="T1">non</text:span></text:span><text:span text:style-name="Police_20_par_20_défaut"><text:span text:style-name="T1">s comme exemple le nombre de clic à faire avant de pouvoir fermer l'o</text:span></text:span><text:span text:style-name="Police_20_par_20_défaut"><text:span text:style-name="T1">r</text:span></text:span><text:span text:style-name="Police_20_par_20_défaut"><text:span text:style-name="T1">dinateur. Sous Windows XP, le nombre est de deux, sans changer d'inte</text:span></text:span><text:span text:style-name="Police_20_par_20_défaut"><text:span text:style-name="T1">r</text:span></text:span><text:span text:style-name="Police_20_par_20_défaut"><text:span text:style-name="T1">face, il suffit d'aller dans le menu principal et de cliquer sur fermer l'ord</text:span></text:span><text:span text:style-name="Police_20_par_20_défaut"><text:span text:style-name="T1">i</text:span></text:span><text:span text:style-name="Police_20_par_20_défaut"><text:span text:style-name="T1">nateur. Par contre, dans le système d'</text:span></text:span><text:span text:style-name="Police_20_par_20_défaut"><text:span text:style-name="T1">e</text:span></text:span><text:span text:style-name="Police_20_par_20_défaut"><text:span text:style-name="T1">x</text:span></text:span><text:span text:style-name="Police_20_par_20_défaut"><text:span text:style-name="T1">ploitation Windows 8, le nombre de clic s'élève a 3, il faut cependant cha</text:span></text:span><text:span text:style-name="Police_20_par_20_défaut"><text:span text:style-name="T1">n</text:span></text:span><text:span text:style-name="Police_20_par_20_défaut"><text:span text:style-name="T1">ger d'inte</text:span></text:span><text:span text:style-name="Police_20_par_20_défaut"><text:span text:style-name="T1">r</text:span></text:span><text:span text:style-name="Police_20_par_20_défaut"><text:span text:style-name="T1">face. Il faut aller dans le menu d'accueil, alors il faut cl</text:span></text:span><text:span text:style-name="Police_20_par_20_défaut"><text:span text:style-name="T1">i</text:span></text:span><text:span text:style-name="Police_20_par_20_défaut"><text:span text:style-name="T1">quer dans le bas a gauche, il faut alors aller positionner sa souris dans le coin haut a droite( sois a l'o</text:span></text:span><text:span text:style-name="Police_20_par_20_défaut"><text:span text:style-name="T1">pposé) pour ouvrir le menu « charm bar » pour enfin </text:span></text:span><text:span text:style-name="Police_20_par_20_défaut"><text:span text:style-name="T1">aller cliquer sur fermer l'ordin</text:span></text:span><text:span text:style-name="Police_20_par_20_défaut"><text:span text:style-name="T1">a</text:span></text:span><text:span text:style-name="Police_20_par_20_défaut"><text:span text:style-name="T1">teur. En comparant le deux, on peut rema</text:span></text:span><text:span text:style-name="Police_20_par_20_défaut"><text:span text:style-name="T1">r</text:span></text:span><text:span text:style-name="Police_20_par_20_défaut"><text:span text:style-name="T1">quer que la de</text:span></text:span><text:span text:style-name="Police_20_par_20_défaut"><text:span text:style-name="T1">r</text:span></text:span><text:span text:style-name="Police_20_par_20_défaut"><text:span text:style-name="T1">nière version de Windows n'est pas aussi perfo</text:span></text:span><text:span text:style-name="Police_20_par_20_défaut"><text:span text:style-name="T1">r</text:span></text:span><text:span text:style-name="Police_20_par_20_défaut"><text:span text:style-name="T1">mants que l'ancienne. Pour pouvoir ce mettre à la même performance, </text:span></text:span><text:span text:style-name="Police_20_par_20_défaut"><text:span text:style-name="T1">que XP, il suffit de suivre les étapes sur le site de pca</text:span></text:span><text:span text:style-name="Police_20_par_20_défaut"><text:span text:style-name="T1">s</text:span></text:span><text:span text:style-name="Police_20_par_20_défaut"><text:span text:style-name="T1">tuce.com</text:span></text:span><text:span text:style-name="Police_20_par_20_défaut"><text:span text:style-name="T13">9</text:span></text:span><text:span text:style-name="Police_20_par_20_défaut"><text:span text:style-name="T1"> ou de télécharger un script pour avoir un bouton fermé sur la barre de tâche en bas.</text:span></text:span></text:p>
      <text:p text:style-name="P7"/>
      <text:p text:style-name="P9">LINUX</text:p>
      <text:p text:style-name="P24"><text:bookmark-start text:name="__RefHeading__651_1035953843"/><text:bookmark-start text:name="_Toc353299427"/><text:bookmark-start text:name="_Toc354938829"/><text:soft-page-break/>La facilité d'<text:bookmark-end text:name="_Toc353299427"/><text:bookmark-end text:name="_Toc354938829"/>apprentissage<text:bookmark-end text:name="__RefHeading__651_1035953843"/></text:p>
      <text:p text:style-name="Normal"><text:span text:style-name="Police_20_par_20_défaut"><text:span text:style-name="T1">La facilité d'apprentissage est très important chez </text:span></text:span><text:span text:style-name="Police_20_par_20_défaut"><text:span text:style-name="T1">les débutants en raison de leur</text:span></text:span><text:span text:style-name="Police_20_par_20_défaut"><text:span text:style-name="T1"> faible connaissance au niveau informatique. Si une personne achète un ordina</text:span></text:span><text:span text:style-name="Police_20_par_20_défaut"><text:span text:style-name="T1">teur avec un système d'exploitation difficile </text:span></text:span><text:span text:style-name="Police_20_par_20_défaut"><text:span text:style-name="T1">à</text:span></text:span><text:span text:style-name="Police_20_par_20_défaut"><text:span text:style-name="T1"> apprendre, elle se découragera facilement et, peut-être même, ne voudra plus aller sur l'ordinateur. C'est pourquoi il faut qu'un système d'e</text:span></text:span><text:span text:style-name="Police_20_par_20_défaut"><text:span text:style-name="T1">x</text:span></text:span><text:span text:style-name="Police_20_par_20_défaut"><text:span text:style-name="T1">ploitation soit facile et que tout les morceaux du système soit prêt </text:span></text:span><text:span text:style-name="Police_20_par_20_défaut"><text:span text:style-name="T1">à</text:span></text:span><text:span text:style-name="Police_20_par_20_défaut"><text:span text:style-name="T1"> l'emploi. Si une personne doit aller changer quelque truc dans un script pour installer un logiciel</text:span></text:span><text:span text:style-name="Police_20_par_20_défaut"><text:span text:style-name="T1"> ou doit aller installer une application en ligne de commande, ce n'est pas très facile d'apprenti</text:span></text:span><text:span text:style-name="Police_20_par_20_défaut"><text:span text:style-name="T1">s</text:span></text:span><text:span text:style-name="Police_20_par_20_défaut"><text:span text:style-name="T1">sage pour un débutant. Windows c'est démarqué un peu plus que les autres compagnie, sois Linux, Mac et j'en passe pour </text:span></text:span><text:span text:style-name="Police_20_par_20_défaut"><text:span text:style-name="T1">la facilité d'apprentissage. En 2012, Windows obtient 69.16% des parts de marché, contre 7.49% pour Linux et 7.06% pour Macintosh. </text:span></text:span></text:p>
      <text:p text:style-name="P7"/>
      <text:p text:style-name="P24"/>
      <text:p text:style-name="Heading_20_2"><text:bookmark-start text:name="__RefHeading__653_1035953843"/><text:bookmark-start text:name="_Toc353299428"/><text:bookmark-start text:name="_Toc354938830"/>la satisfaction lors de l'utilisation du bureau<text:bookmark-end text:name="__RefHeading__653_1035953843"/><text:bookmark-end text:name="_Toc353299428"/><text:bookmark-end text:name="_Toc354938830"/></text:p>
      <text:p text:style-name="Normal"/>
      <text:p text:style-name="Heading_20_1"><text:bookmark-start text:name="__RefHeading__655_1035953843"/>OPINION<text:bookmark-end text:name="__RefHeading__655_1035953843"/></text:p>
      <text:p text:style-name="P28"><text:bookmark-start text:name="__RefHeading__657_1035953843"/><text:bookmark-start text:name="_Toc353299429"/><text:bookmark-start text:name="_Toc354938831"/>Conclusion<text:bookmark-end text:name="__RefHeading__657_1035953843"/><text:bookmark-end text:name="_Toc353299429"/><text:bookmark-end text:name="_Toc354938831"/></text:p>
      <text:p text:style-name="Normal"/>
      <text:p text:style-name="Normal"><text:span text:style-name="Police_20_par_20_défaut"><text:span text:style-name="T5">Les différents bureaux de Windows sont moins performants en raison de tous les processus derrière les bureaux. Depuis les bureaux de Windows Vista, la version Aero avec le fond d’écran qui change, la transparence et la rotation 3D des fenêtres ouvertes utilisent beaucoup de ressource système. Tandis que Linux est beaucoup plus performant en raison de moins d’effet 3D. Il n’y a pas de fond d’écran qui change et si certaines librairies peuvent faire changer le fond d’écran, ces librairies sont moins lourdes pour le système. Pour ce qui est de l’ergonomie, Windows l’est beaucoup plus que Linux, car il est plus adapté pour des débutants. Il est plus facile de se retrouver sur Windows grâce au nombre de clics avant de se rendre dans une application. Tandis que Linux il se peut que vous vous perdiez un peu si vous êtes débutant. Certaines personnes qui sont plus avancées avec les ordinateurs préféreront Linux pour pouvoir modifier l'apparence du bureau comme bon leur semble. Il suffit de quelqu'un qui se connaît en programmation qui va pouvoir modifier les librairies pour son propre besoin. On sait maintenant que Linux est un logiciel libre et que Windows est un logiciel fermé, mais si Windows devenait un logiciel libre, est-ce qu’il serait plus facile de pouvoir modifier. Si Windows pouvait être modifiable est-ce qu’il pourrait être au même niveau que Linux?</text:span></text:span></text:p>
      <text:p text:style-name="Normal"><text:bookmark-start text:name="_Toc354938832"/><text:bookmark-start text:name="__RefHeading__659_1035953843"/><text:bookmark-end text:name="__RefHeading__659_1035953843"/></text:p>
      <text:p text:style-name="P29"><text:bookmark-start text:name="__RefHeading__1610_605604436"/>Bibliographie<text:bookmark-end text:name="_Toc354938832"/><text:bookmark-end text:name="__RefHeading__1610_605604436"/></text:p>
      <text:p text:style-name="Normal"/>
      <table:table table:name="Table1" table:style-name="Table1">
        <table:table-column table:style-name="Table1.A"/>
        <table:table-column table:style-name="Table1.B"/>
        <table:table-row>
          <table:table-cell table:style-name="Table1.A1" office:value-type="string">
            <text:p text:style-name="P16">[1]</text:p>
          </table:table-cell>
          <table:table-cell table:style-name="Table1.A1" office:value-type="string">
            <text:p text:style-name="P16">L. Duval, «On aime... on n’aime pas...». [En ligne]. [http://www.01net.com/editorial/559674-9/des-applications-metro-sous-controle/].(Accès le 2013).</text:p>
          </table:table-cell>
        </table:table-row>
        <table:table-row>
          <table:table-cell table:style-name="Table1.A1" office:value-type="string">
            <text:p text:style-name="P16">[2]</text:p>
          </table:table-cell>
          <table:table-cell table:style-name="Table1.A1" office:value-type="string">
            <text:p text:style-name="P16">«Le bureau, les raccourcis» [En ligne]. [http://www.aidewindows.net/windows.php]. (Accès le 4 mars 2013).</text:p>
          </table:table-cell>
        </table:table-row>
        <table:table-row>
          <table:table-cell table:style-name="Table1.A1" office:value-type="string">
            <text:p text:style-name="P16">[3]</text:p>
          </table:table-cell>
          <table:table-cell table:style-name="Table1.A1" office:value-type="string">
            <text:p text:style-name="P16">«Revue des principaux environnements de bureau Linus». [En ligne]. [http://ftp.traduc.org/doc-vf/gazette-linux/html/2010/177/lg177-C.html#e17]. (Accès le 4 mars 2013).</text:p>
          </table:table-cell>
        </table:table-row>
        <table:table-row>
          <table:table-cell table:style-name="Table1.A1" office:value-type="string">
            <text:p text:style-name="P16">[4]</text:p>
          </table:table-cell>
          <table:table-cell table:style-name="Table1.A1" office:value-type="string">
            <text:p text:style-name="P16"><text:span text:style-name="Police_20_par_20_défaut"><text:span text:style-name="T14">«Welcoming a new OpenGL Compositor». </text:span></text:span>[En ligne]. http://blog.martin-graesslin.com/blog/2011/04/welcoming-a-new-opengl-compositor/. [Accès le 4 mars 2013].</text:p>
          </table:table-cell>
        </table:table-row>
        <table:table-row>
          <table:table-cell table:style-name="Table1.A1" office:value-type="string">
            <text:p text:style-name="P16">[5]</text:p>
          </table:table-cell>
          <table:table-cell table:style-name="Table1.A1" office:value-type="string">
            <text:p text:style-name="P16">«Ubuntu13.04 Desktop Comparison: 6 Desktops, 5 Driver/GPU combinations,». [En ligne]. [http://www.phoronix.com/scan.php?page=article&amp;item=ubuntu_raring_desktops1&amp;num=1]. (Accès le 4 mars 2013).</text:p>
          </table:table-cell>
        </table:table-row>
        <table:table-row>
          <table:table-cell table:style-name="Table1.A1" office:value-type="string">
            <text:p text:style-name="P16">[6]</text:p>
          </table:table-cell>
          <table:table-cell table:style-name="Table1.A1" office:value-type="string">
            <text:p text:style-name="P16"><text:span text:style-name="Police_20_par_20_défaut"><text:span text:style-name="T15">«What's the best Linux desktop environment,». </text:span></text:span>[En ligne]. [http://www.techradar.com/news/software/operating-systems/whats-the-best-linux-desktop-environment-1045280/1#articleContent].(Accès le 4 mars 2013).</text:p>
          </table:table-cell>
        </table:table-row>
        <table:table-row>
          <table:table-cell table:style-name="Table1.A1" office:value-type="string">
            <text:p text:style-name="P16">[7]</text:p>
            <text:p text:style-name="P10"/>
          </table:table-cell>
          <table:table-cell table:style-name="Table1.A1" office:value-type="string">
            <text:p text:style-name="P16"><text:span text:style-name="Police_20_par_20_défaut"><text:span text:style-name="T14">«Unity, and Ubuntu Light». </text:span></text:span><text:span text:style-name="Police_20_par_20_défaut"><text:span text:style-name="T15">[En ligne]. http://www.markshuttleworth.com/archives/383. </text:span></text:span>(Accès le 4 mars 2013).</text:p>
          </table:table-cell>
        </table:table-row>
        <table:table-row>
          <table:table-cell table:style-name="Table1.A1" office:value-type="string">
            <text:p text:style-name="P16">[8]</text:p>
          </table:table-cell>
          <table:table-cell table:style-name="Table1.A1" office:value-type="string">
            <text:p text:style-name="P10">«10 spécificités de Linux que Windows gagnerait, ou pas, à intégrer». [En ligne]. [<text:a xlink:type="simple" xlink:href="http://www.zdnet.fr/actualites/10-specificites-de-linux-que-windows-gagnerait-ou-pas-a-integrer-39750957.htm?p=7" office:target-frame-name="_top" xlink:show="replace"><text:span text:style-name="Lien_20_hypertexte">http://www.zdn</text:span></text:a><text:a xlink:type="simple" xlink:href="http://www.zdnet.fr/actualites/10-specificites-de-linux-que-windows-gagnerait-ou-pas-a-integrer-39750957.htm?p=7" office:target-frame-name="_top" xlink:show="replace"><text:span text:style-name="Lien_20_hypertexte">et.fr/actualites/10-specificites-de-linux-que-w</text:span></text:a><text:bookmark-start text:name="_Hlt355026591"/><text:bookmark-start text:name="_Hlt355026592"/><text:a xlink:type="simple" xlink:href="http://www.zdnet.fr/actualites/10-specificites-de-linux-que-windows-gagnerait-ou-pas-a-integrer-39750957.htm?p=7" office:target-frame-name="_top" xlink:show="replace"><text:span text:style-name="Lien_20_hypertexte">i</text:span></text:a><text:bookmark-end text:name="_Hlt355026591"/><text:bookmark-end text:name="_Hlt355026592"/><text:a xlink:type="simple" xlink:href="http://www.zdnet.fr/actualites/10-specificites-de-linux-que-windows-gagnerait-ou-pas-a-integrer-39750957.htm?p=7" office:target-frame-name="_top" xlink:show="replace"><text:span text:style-name="Lien_20_hypertexte">ndows-gagnerait-ou-pas-a-integrer-39750957.htm?p=7</text:span></text:a>]. (Accès le 29 avril 2013).</text:p>
          </table:table-cell>
        </table:table-row>
        <table:table-row>
          <table:table-cell table:style-name="Table1.A1" office:value-type="string">
            <text:p text:style-name="P16">[9]</text:p>
          </table:table-cell>
          <table:table-cell table:style-name="Table1.A1" office:value-type="string">
            <text:p text:style-name="P16">« <text:span text:style-name="Police_20_par_20_défaut"><text:span text:style-name="T2">Arrêter son ordinateur sous Windows 8 ». [En ligne].</text:span></text:span></text:p>
            <text:p text:style-name="P12">[<text:a xlink:type="simple" xlink:href="http://www.pcastuces.com/pratique/windows/arreter_windows8_preview/page3.htm" office:target-frame-name="_top" xlink:show="replace">http://www.pcastuces.com/pratique/windows/arreter_windows8_preview/page3.htm</text:a> ].</text:p>
            <text:p text:style-name="P10">(Accès le 29 avril 2013)</text:p>
          </table:table-cell>
        </table:table-row>
        <table:table-row>
          <table:table-cell table:style-name="Table1.A1" office:value-type="string">
            <text:p text:style-name="P16">[10]</text:p>
          </table:table-cell>
          <table:table-cell table:style-name="Table1.A1" office:value-type="string">
            <text:p text:style-name="P16">«C'est quoi l'ergonomie informatique?». [En ligne]</text:p>
            <text:p text:style-name="P16"><text:soft-page-break/><text:a xlink:type="simple" xlink:href="http://www.ergolab.net/articles/ergonomie-informatique.php" office:target-frame-name="_top" xlink:show="replace"><text:span text:style-name="Lien_20_hypertexte">http://www.ergolab.net/articles/ergonomie-informatique.php</text:span></text:a>(Accès 29 avril 2013)</text:p>
          </table:table-cell>
        </table:table-row>
        <table:table-row>
          <table:table-cell table:style-name="Table1.A1" office:value-type="string">
            <text:p text:style-name="P16">[11]</text:p>
          </table:table-cell>
          <table:table-cell table:style-name="Table1.A1" office:value-type="string">
            <text:p text:style-name="Standard">«<text:span text:style-name="T20">Desktop Operating System Market Share»[En ligne][</text:span><text:a xlink:type="simple" xlink:href="http://www.netmarketshare.com/operating-system-market-share.aspx?qprid=10&amp;qpcustomd=0&amp;qptimeframe=M&amp;qpct=2">http://www.netmarketshare.com/operating-system-market-share.aspx?qprid=10&amp;qpcustomd=0&amp;qptimeframe=M&amp;qpct=2</text:a>] (Accès 30 avril 2013)</text:p>
          </table:table-cell>
        </table:table-row>
        <table:table-row>
          <table:table-cell table:style-name="Table1.A1" office:value-type="string">
            <text:p text:style-name="P16">[12]</text:p>
          </table:table-cell>
          <table:table-cell table:style-name="Table1.A1" office:value-type="string">
            <text:p text:style-name="P16"><text:span text:style-name="T17">«</text:span><text:span text:style-name="T22">2013 /r/Linux Distro Survey Results</text:span><text:span text:style-name="T17">»[En ligne][</text:span><text:a xlink:type="simple" xlink:href="http://constantmayhem.com/ty-stuff/linuxsurvey/2013.html">http://constantmayhem.com/ty-stuff/linuxsurvey/2013.html</text:a><text:span text:style-name="T17">] (Accès 30 avril 2013)</text:span></text:p>
          </table:table-cell>
        </table:table-row>
        <table:table-row>
          <table:table-cell table:style-name="Table1.A1" office:value-type="string">
            <text:p text:style-name="P16">[13]</text:p>
          </table:table-cell>
          <table:table-cell table:style-name="Table1.A1" office:value-type="string">
            <text:p text:style-name="P16">«<text:span text:style-name="T23">Insolite : Linus Torvalds revient à GNOME 3...</text:span>»[En ligne][<text:a xlink:type="simple" xlink:href="http://www.pcworld.fr/logiciels/actualites,insolite-linus-torvalds-revient-gnome-3-gestionnaire-fenetre-apres-xfce-kde,536485,1.htm">http://www.pcworld.fr/logiciels/actualites,insolite-linus-torvalds-revient-gnome-3-gestionnaire-fenetre-apres-xfce-kde,536485,1.htm</text:a>] (Accès le 1<text:span text:style-name="T24">er</text:span> mai 2013)</text:p>
          </table:table-cell>
        </table:table-row>
        <table:table-row>
          <table:table-cell table:style-name="Table1.A1" office:value-type="string">
            <text:p text:style-name="P16">[14]</text:p>
          </table:table-cell>
          <table:table-cell table:style-name="Table1.A1" office:value-type="string">
            <text:p text:style-name="P16">«About – XFCE»[En ligne][<text:a xlink:type="simple" xlink:href="http://www.xfce.org/about">http://www.xfce.org/about</text:a>] (Accès le 1<text:span text:style-name="T24">er</text:span> mai 2013)</text:p>
          </table:table-cell>
        </table:table-row>
        <table:table-row>
          <table:table-cell table:style-name="Table1.A1" office:value-type="string">
            <text:p text:style-name="P16">[15]</text:p>
          </table:table-cell>
          <table:table-cell table:style-name="Table1.A1" office:value-type="string">
            <text:p text:style-name="P16">«Openbox»[En ligne][<text:a xlink:type="simple" xlink:href="http://en.wikipedia.org/wiki/Openbox">http://en.wikipedia.org/wiki/Openbox</text:a>] (Accês le 1<text:span text:style-name="T24">er</text:span> mai 2013)</text:p>
          </table:table-cell>
        </table:table-row>
        <table:table-row>
          <table:table-cell table:style-name="Table1.A1" office:value-type="string">
            <text:p text:style-name="P16">[16]</text:p>
          </table:table-cell>
          <table:table-cell table:style-name="Table1.A1" office:value-type="string">
            <text:p text:style-name="P16">«LXDE»[En ligne][<text:a xlink:type="simple" xlink:href="http://lxde.org/lxde">http://lxde.org/lxde</text:a>] (Accès le 2 mai 2013)</text:p>
          </table:table-cell>
        </table:table-row>
        <table:table-row>
          <table:table-cell table:style-name="Table1.A1" office:value-type="string">
            <text:p text:style-name="P16"/>
          </table:table-cell>
          <table:table-cell table:style-name="Table1.A1" office:value-type="string">
            <text:p text:style-name="P16"/>
          </table:table-cell>
        </table:table-row>
        <table:table-row>
          <table:table-cell table:style-name="Table1.A1" office:value-type="string">
            <text:p text:style-name="P16"/>
          </table:table-cell>
          <table:table-cell table:style-name="Table1.A1" office:value-type="string">
            <text:p text:style-name="P16"/>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Helvetica, sans-serif"/>
    <style:font-face style:name="arial" svg:font-family="arial"/>
    <style:font-face style:name="Cambria1" svg:font-family="Cambria" style:font-family-generic="roman"/>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 svg:font-family="Arial" style:font-adornments="Regular"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2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CA" fo:font-style="normal" fo:text-shadow="none" style:text-underline-style="none" fo:font-weight="normal" style:letter-kerning="fals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2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2pt" fo:letter-spacing="normal" fo:language="fr" fo:country="CA" fo:font-style="normal" fo:text-shadow="none"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hyphenate="true"/>
    </style:style>
    <style:style style:name="Normal" style:family="paragraph">
      <style:paragraph-properties fo:hyphenation-ladder-count="no-limit"/>
      <style:text-properties style:font-name="Arial" style:font-name-asian="Arial" fo:hyphenate="true"/>
    </style:style>
    <style:style style:name="Heading" style:family="paragraph" style:parent-style-name="Normal" style:next-style-name="Normal" style:class="text">
      <style:paragraph-properties fo:margin-top="0cm" fo:margin-bottom="0.529cm" fo:line-height="100%" fo:hyphenation-ladder-count="no-limit" fo:padding="0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size-complex="26pt" fo:hyphenate="false"/>
    </style:style>
    <style:style style:name="Text_20_body" style:display-name="Text body" style:family="paragraph" style:parent-style-name="Standard" style:class="text">
      <style:paragraph-properties fo:margin-top="0cm" fo:margin-bottom="0.212cm" fo:hyphenation-ladder-count="no-limit"/>
      <style:text-properties fo:color="#000000" fo:hyphenate="false"/>
    </style:style>
    <style:style style:name="Heading_20_1" style:display-name="Heading 1" style:family="paragraph" style:parent-style-name="Heading" style:next-style-name="Text_20_body" style:default-outline-level="1" style:class="text" style:master-page-name="">
      <style:paragraph-properties fo:margin-top="0.847cm" fo:margin-bottom="0cm" fo:line-height="115%" fo:keep-together="always" fo:hyphenation-ladder-count="no-limit" style:page-number="auto" fo:padding="0cm" fo:border="none" style:shadow="none" fo:keep-with-next="always"/>
      <style:text-properties fo:color="#004586" style:font-name="DejaVu Sans" fo:font-size="14pt" fo:letter-spacing="normal" fo:font-weight="bold" style:letter-kerning="false" style:font-size-asian="14pt" style:font-weight-asian="bold" style:font-size-complex="14pt" style:font-weight-complex="bold" fo:hyphenate="true"/>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0084d1" style:font-name="DejaVu Sans" fo:font-size="13pt" fo:font-weight="bold" style:font-name-asian="Times New Roman" style:font-size-asian="13pt" style:font-weight-asian="bold" style:font-size-complex="13pt" style:font-weight-complex="bold" fo:hyphenate="true"/>
    </style:style>
    <style:style style:name="Texte_20_brut" style:display-name="Texte brut" style:family="paragraph" style:parent-style-name="Normal">
      <style:paragraph-properties fo:margin-top="0cm" fo:margin-bottom="0cm" fo:line-height="100%" fo:hyphenation-ladder-count="no-limit"/>
      <style:text-properties style:font-name="Courier New" fo:font-size="10pt" style:font-name-asian="Times New Roman" style:font-size-asian="10pt" style:language-asian="fr" style:country-asian="FR" style:font-name-complex="Courier New" style:font-size-complex="10pt" fo:hyphenate="false"/>
    </style:style>
    <style:style style:name="Header" style:family="paragraph" style:parent-style-name="Normal" style:class="extra">
      <style:paragraph-properties fo:margin-top="0cm" fo:margin-bottom="0cm" fo:line-height="100%"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margin-top="0cm" fo:margin-bottom="0cm" fo:line-height="100%" fo:hyphenation-ladder-count="no-limit">
        <style:tab-stops>
          <style:tab-stop style:position="7.62cm" style:type="center"/>
          <style:tab-stop style:position="15.24cm" style:type="right"/>
        </style:tab-stops>
      </style:paragraph-properties>
      <style:text-properties fo:hyphenate="false"/>
    </style:style>
    <style:style style:name="Texte_20_de_20_bulles" style:display-name="Texte de bulles"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Quotations" style:family="paragraph" style:parent-style-name="Normal" style:next-style-name="Normal" style:class="html">
      <style:paragraph-properties fo:hyphenation-ladder-count="no-limit"/>
      <style:text-properties fo:color="#000000" fo:font-style="italic" style:font-style-asian="italic" style:font-style-complex="italic" fo:hyphenate="false"/>
    </style:style>
    <style:style style:name="Sans_20_interligne" style:display-name="Sans interligne" style:family="paragraph">
      <style:paragraph-properties fo:margin-top="0cm" fo:margin-bottom="0cm" fo:line-height="100%" fo:hyphenation-ladder-count="no-limit"/>
      <style:text-properties fo:hyphenate="true"/>
    </style:style>
    <style:style style:name="TM_20_1" style:display-name="TM 1" style:family="paragraph" style:parent-style-name="Normal" style:next-style-name="Normal" style:auto-update="true">
      <style:paragraph-properties fo:margin-top="0.212cm" fo:margin-bottom="0.212cm" fo:hyphenation-ladder-count="no-limit"/>
      <style:text-properties fo:text-transform="uppercase" fo:font-size="10pt" fo:font-weight="bold" style:font-size-asian="10pt" style:font-weight-asian="bold" style:font-size-complex="10pt" style:font-weight-complex="bold" fo:hyphenate="false"/>
    </style:style>
    <style:style style:name="TM_20_2" style:display-name="TM 2" style:family="paragraph" style:parent-style-name="Normal" style:next-style-name="Normal" style:auto-update="true">
      <style:paragraph-properties fo:margin="100%" fo:margin-left="0.388cm" fo:margin-right="0cm" fo:margin-top="0cm" fo:margin-bottom="0cm" fo:hyphenation-ladder-count="no-limit" fo:text-indent="0cm" style:auto-text-indent="false">
        <style:tab-stops/>
      </style:paragraph-properties>
      <style:text-properties fo:font-variant="small-caps" fo:font-size="10pt" style:font-size-asian="10pt" style:font-size-complex="10pt" fo:hyphenate="false"/>
    </style:style>
    <style:style style:name="TM_20_3" style:display-name="TM 3" style:family="paragraph" style:parent-style-name="Normal" style:next-style-name="Normal" style:auto-update="true">
      <style:paragraph-properties fo:margin="100%" fo:margin-left="0.776cm" fo:margin-right="0cm" fo:margin-top="0cm" fo:margin-bottom="0cm" fo:hyphenation-ladder-count="no-limit" fo:text-indent="0cm" style:auto-text-indent="false">
        <style:tab-stops/>
      </style:paragraph-properties>
      <style:text-properties fo:font-size="10pt" fo:font-style="italic" style:font-size-asian="10pt" style:font-style-asian="italic" style:font-size-complex="10pt" style:font-style-complex="italic" fo:hyphenate="false"/>
    </style:style>
    <style:style style:name="TM_20_4" style:display-name="TM 4" style:family="paragraph" style:parent-style-name="Normal" style:next-style-name="Normal" style:auto-update="true">
      <style:paragraph-properties fo:margin="100%" fo:margin-left="1.164cm" fo:margin-right="0cm" fo:margin-top="0cm" fo:margin-bottom="0cm" fo:hyphenation-ladder-count="no-limit" fo:text-indent="0cm" style:auto-text-indent="false">
        <style:tab-stops/>
      </style:paragraph-properties>
      <style:text-properties fo:font-size="9pt" style:font-size-asian="9pt" style:font-size-complex="9pt" fo:hyphenate="false"/>
    </style:style>
    <style:style style:name="TM_20_5" style:display-name="TM 5" style:family="paragraph" style:parent-style-name="Normal" style:next-style-name="Normal" style:auto-update="true">
      <style:paragraph-properties fo:margin="100%" fo:margin-left="1.552cm" fo:margin-right="0cm" fo:margin-top="0cm" fo:margin-bottom="0cm" fo:hyphenation-ladder-count="no-limit" fo:text-indent="0cm" style:auto-text-indent="false">
        <style:tab-stops/>
      </style:paragraph-properties>
      <style:text-properties fo:font-size="9pt" style:font-size-asian="9pt" style:font-size-complex="9pt" fo:hyphenate="false"/>
    </style:style>
    <style:style style:name="TM_20_6" style:display-name="TM 6" style:family="paragraph" style:parent-style-name="Normal" style:next-style-name="Normal" style:auto-update="true">
      <style:paragraph-properties fo:margin="100%" fo:margin-left="1.94cm" fo:margin-right="0cm" fo:margin-top="0cm" fo:margin-bottom="0cm" fo:hyphenation-ladder-count="no-limit" fo:text-indent="0cm" style:auto-text-indent="false">
        <style:tab-stops/>
      </style:paragraph-properties>
      <style:text-properties fo:font-size="9pt" style:font-size-asian="9pt" style:font-size-complex="9pt" fo:hyphenate="false"/>
    </style:style>
    <style:style style:name="TM_20_7" style:display-name="TM 7" style:family="paragraph" style:parent-style-name="Normal" style:next-style-name="Normal" style:auto-update="true">
      <style:paragraph-properties fo:margin="100%" fo:margin-left="2.328cm" fo:margin-right="0cm" fo:margin-top="0cm" fo:margin-bottom="0cm" fo:hyphenation-ladder-count="no-limit" fo:text-indent="0cm" style:auto-text-indent="false">
        <style:tab-stops/>
      </style:paragraph-properties>
      <style:text-properties fo:font-size="9pt" style:font-size-asian="9pt" style:font-size-complex="9pt" fo:hyphenate="false"/>
    </style:style>
    <style:style style:name="TM_20_8" style:display-name="TM 8" style:family="paragraph" style:parent-style-name="Normal" style:next-style-name="Normal" style:auto-update="true">
      <style:paragraph-properties fo:margin="100%" fo:margin-left="2.716cm" fo:margin-right="0cm" fo:margin-top="0cm" fo:margin-bottom="0cm" fo:hyphenation-ladder-count="no-limit" fo:text-indent="0cm" style:auto-text-indent="false">
        <style:tab-stops/>
      </style:paragraph-properties>
      <style:text-properties fo:font-size="9pt" style:font-size-asian="9pt" style:font-size-complex="9pt" fo:hyphenate="false"/>
    </style:style>
    <style:style style:name="TM_20_9" style:display-name="TM 9" style:family="paragraph" style:parent-style-name="Normal" style:next-style-name="Normal" style:auto-update="true">
      <style:paragraph-properties fo:margin="100%" fo:margin-left="3.104cm" fo:margin-right="0cm" fo:margin-top="0cm" fo:margin-bottom="0cm" fo:hyphenation-ladder-count="no-limit" fo:text-indent="0cm" style:auto-text-indent="false">
        <style:tab-stops/>
      </style:paragraph-properties>
      <style:text-properties fo:font-size="9pt" style:font-size-asian="9pt" style:font-size-complex="9pt" fo:hyphenate="false"/>
    </style:style>
    <style:style style:name="Bibliographie" style:family="paragraph" style:parent-style-name="Normal" style:next-style-name="Normal">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En-tête" style:family="paragraph" style:parent-style-name="Normal">
      <style:paragraph-properties fo:margin-top="0cm" fo:margin-bottom="0cm" fo:line-height="100%" fo:hyphenation-ladder-count="no-limit">
        <style:tab-stops>
          <style:tab-stop style:position="7.62cm" style:type="center"/>
          <style:tab-stop style:position="15.24cm" style:type="right"/>
        </style:tab-stops>
      </style:paragraph-properties>
      <style:text-properties fo:hyphenate="true"/>
    </style:style>
    <style:style style:name="Pied_20_de_20_page" style:display-name="Pied de page" style:family="paragraph" style:parent-style-name="Normal">
      <style:paragraph-properties fo:margin-top="0cm" fo:margin-bottom="0cm" fo:line-height="100%" fo:hyphenation-ladder-count="no-limit">
        <style:tab-stops>
          <style:tab-stop style:position="7.62cm" style:type="center"/>
          <style:tab-stop style:position="15.24cm" style:type="right"/>
        </style:tab-stops>
      </style:paragraph-properties>
      <style:text-properties fo:hyphenate="true"/>
    </style:style>
    <style:style style:name="Heading_20_3" style:display-name="Heading 3" style:family="paragraph" style:parent-style-name="Heading" style:next-style-name="Text_20_body" style:default-outline-level="3" style:class="text">
      <style:text-properties fo:color="#000080" style:font-name="DejaVu San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50%" fo:font-style="italic" fo:font-weight="bold" style:font-size-asian="65%" style:font-style-asian="italic" style:font-weight-asian="bold" style:font-size-complex="85%" style:font-style-complex="italic" style:font-weight-complex="bold"/>
    </style:style>
    <style:style style:name="Police_20_par_20_défaut" style:display-name="Police par défaut" style:family="text"/>
    <style:style style:name="Texte_20_brut_20_Car" style:display-name="Texte brut Car" style:family="text" style:parent-style-name="Police_20_par_20_défaut">
      <style:text-properties style:font-name="Courier New" fo:font-size="10pt" style:font-name-asian="Times New Roman" style:font-size-asian="10pt" style:language-asian="fr" style:country-asian="FR" style:font-name-complex="Courier New" style:font-size-complex="10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Citation_20_Car" style:display-name="Citation Car" style:family="text" style:parent-style-name="Police_20_par_20_défaut">
      <style:text-properties fo:color="#000000" fo:font-style="italic" style:font-style-asian="italic" style:font-style-complex="italic"/>
    </style:style>
    <style:style style:name="En-tête_20_Car1" style:display-name="En-tête Car1" style:family="text" style:parent-style-name="Police_20_par_20_défaut"/>
    <style:style style:name="Pied_20_de_20_page_20_Car1" style:display-name="Pied de page Car1" style:family="text" style:parent-style-name="Police_20_par_20_défaut"/>
    <style:style style:name="Titre_20_1_20_Car" style:display-name="Titre 1 Car" style:family="text" style:parent-style-name="Police_20_par_20_défau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re_20_2_20_Car" style:display-name="Titre 2 Car" style:family="text" style:parent-style-name="Police_20_par_20_défau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Car" style:display-name="Titre Car" style:family="text" style:parent-style-name="Police_20_par_20_défaut">
      <style:text-properties fo:color="#17365d" style:font-name="Cambria" fo:font-size="26pt" fo:letter-spacing="0.009cm" style:letter-kerning="true" style:font-name-asian="Times New Roman" style:font-size-asian="26pt" style:font-name-complex="Times New Roman" style:font-size-complex="26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tête_20_Car2" style:display-name="En-tête Car2" style:family="text" style:parent-style-name="Police_20_par_20_défaut"/>
    <style:style style:name="Pied_20_de_20_page_20_Car2" style:display-name="Pied de page Car2" style:family="text" style:parent-style-name="Police_20_par_20_défaut"/>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Header"/>
      </style:header>
      <style:footer>
        <text:p text:style-name="Footer"/>
      </style:footer>
    </style:master-page>
    <style:master-page style:name="MP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Service Informatique</meta:initial-creator>
    <meta:creation-date>2013-03-11T21:31:00Z</meta:creation-date>
    <dc:date>2013-05-02T12:17:01</dc:date>
    <meta:editing-cycles>16</meta:editing-cycles>
    <meta:editing-duration>PT9H22M2S</meta:editing-duration>
    <meta:document-statistic meta:table-count="1" meta:image-count="0" meta:object-count="0" meta:page-count="19" meta:paragraph-count="120" meta:word-count="3174" meta:character-count="21073" meta:non-whitespace-character-count="18002"/>
    <meta:template xlink:type="simple" xlink:actuate="onRequest" xlink:title="" xlink:href="E59D6FDB"/>
  </office:meta>
</office:document-meta>
</file>